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Result.Boolean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Result.BooleanResult( final IO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Result.BooleanResult( final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Result.boolea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